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Query.NameQuery( Name nodeName , IndexFormatVersion version , NamespaceMappings ns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Query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ame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Que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